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 style:list-style-name="L1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stoire OM</text:p>
      <text:p text:style-name="P4"/>
      <text:p text:style-name="P4"/>
      <text:list xml:id="list2158348752580239925" text:style-name="L1">
        <text:list-item>
          <text:p text:style-name="P5">1899 → 1939 : naissance et 1er trophés</text:p>
          <text:p text:style-name="P2">OM créée en 1899 descendant du FC Marseille créée 2ans plus tôt</text:p>
          <text:p text:style-name="P2">1er match amical en janvier 1900 = début histoire (perdu 4-0 contre Union sportive Phocéenne)</text:p>
          <text:p text:style-name="P2">S'impose sur le plan local en gagnant titre de champion du littoral jusqu'en 1908</text:p>
          <text:p text:style-name="P2">Évolue au stade de l'Huveaune jusqu'en 1937</text:p>
          <text:p text:style-name="P2">Remporte 1ère coupe de France en 1924 (3-2 FC Cette) puis en 1926</text:p>
          <text:p text:style-name="P2">1er match pro 11 septembre 1932</text:p>
          <text:p text:style-name="P2">Champion de France en 1937 (= 1er sacre professionnel)</text:p>
          <text:p text:style-name="P2">Stade vélodrome 1937</text:p>
          <text:p text:style-name="P2">Recordman de la coupe de france en 1938 en gagnant la cinquième</text:p>
        </text:list-item>
        <text:list-item>
          <text:p text:style-name="P2">1939 → 1945 : OM durant 2<text:span text:style-name="T1">nd</text:span> guerre mondiale</text:p>
          <text:p text:style-name="P2">Championnat Français divisé en zones Nord, Sud-Ouest, Sud-Est</text:p>
        </text:list-item>
        <text:list-item>
          <text:p text:style-name="P2">1945 → 1965 : La Renaissance</text:p>
          <text:p text:style-name="P2">Football Fr se réorganise</text:p>
          <text:p text:style-name="P2">Finit Sixième en 1946-47 sous l'ère Jules Devazquez</text:p>
          <text:p text:style-name="P2">OM veut viser plus haut et le remplace par l'italien Joseph Zilizzi, ils seront champion de France onze ans après leur dernier sacre</text:p>
          <text:p text:style-name="P2">Années 1950 plus compliqué pour l'OM, président Dancausse à l'origine d'un recrutement raté se voit prendre son poste par Marcel Constant déjà président la 2<text:span text:style-name="T1">nd</text:span> guerre mondial</text:p>
          <text:p text:style-name="P2">évite relégation 51-52 et 57-58</text:p>
          <text:p text:style-name="P2">Gunnar Andersson quitte OM été 1958, après OM fini dernier et descend en deuxième division</text:p>
          <text:p text:style-name="P2">Remontera en première division qu'en 1962 sous la main de Otto Gloria</text:p>
          <text:p text:style-name="P2">26 septembre 1962 premier match sur la scène européenne contre Union Royale St Gilloise mais éliminés</text:p>
          <text:p text:style-name="P2">Otto Gloria part, Om redescend en D2 mais Marcel Leclerc prend la main et remonte l'OM en D1.</text:p>
        </text:list-item>
        <text:list-item>
          <text:p text:style-name="P2">1965 → 1979 : Entre grandeur et décadence</text:p>
          <text:p text:style-name="P2">Évite le piège de la descente en 1966-67, s'améliore considérablement au niveau du jeu (fini 4ème année suivante)</text:p>
          <text:p text:style-name="P2">Peu de changements pendant l'été 70, deux favoris pour le championnat sont OM et Saint-Etienne (termine deuxième)</text:p>
          <text:p text:style-name="P2">Même duel la saison d'après mais cette fois OM champion pour la 4ème fois de son histoire</text:p>
          <text:p text:style-name="P2">Doublé historique en 1972 Championnat-coupe de france mais éliminés en 8ème de la Coupe des Clubs Champions face à l'Ajax</text:p>
          <text:p text:style-name="P2">Mais Leclerc contraint de démissionner car accusé d'avoir détourné de l'argent, est remplacé par René Gallian, recrutement de qualité mais termine <text:soft-page-break/>3ème</text:p>
          <text:p text:style-name="P2">73-74 saison instable 4 coachs différents, finissent 12èmes</text:p>
          <text:p text:style-name="P2">Année d'après, plus d'engouement suite à l'arrivée de deux brésiliens champions du monde en 1970 au Mexique, OM finira 2ème</text:p>
          <text:p text:style-name="P2">Année d'après plus triste, OM redescend en D2 en 1979-80</text:p>
        </text:list-item>
        <text:list-item>
          <text:p text:style-name="P2">1979 → 1986 : De l'enfer au pied du paradis</text:p>
          <text:p text:style-name="P2">Vedettes s'en vont, résultats médiocres</text:p>
          <text:p text:style-name="P2">Entraîneur Jean Robin remplacer par Albert Batteux mais ne change rien, club placé en liquidation de bien et règlement judiciaires</text:p>
          <text:p text:style-name="P2">Roland Gransart prend les rênes et les Minots du club vont sauver l'OM de la catastrophe en terminant 6èmes</text:p>
          <text:p text:style-name="P2">Saison suivante Jean Carrieu reprend club et obtient concordat pour échelonner les dettes</text:p>
          <text:p text:style-name="P2">Remonte en D1 en 1984 en terminant premier de D2</text:p>
          <text:p text:style-name="P2">Retour en D1 compliqué, multiples tensions et désaccord</text:p>
          <text:p text:style-name="P2">mauvais résultats</text:p>
          <text:p text:style-name="P2">Rachat de l'OM par Bernard Tapie en 1986 = succès, OM termine deuxième sa première année</text:p>
        </text:list-item>
        <text:list-item>
          <text:p text:style-name="P2">1986 → 1993 : L'ère Bernard Tapie = sûrement plus belle période de son histoire</text:p>
          <text:p text:style-name="P2">2ème Année de Tapie = moyenne termine 6ème de D1 et ne remportent pas de coupes</text:p>
          <text:p text:style-name="P2">bcp de joueurs quittent le club et d'autres arrivent en renfort</text:p>
          <text:p text:style-name="P2">3ème année = résultats médiocre, changement de coach qui ramène de la sérénité et OM finira premier et remporte coupe de France</text:p>
          <text:p text:style-name="P2">4ème = nouveaux renforts (dont deschamps en novembre), champions 2ème fois d'affilés</text:p>
          <text:p text:style-name="P2">Été 90 saison marqué par instabilité mais champions pour 3ème fois d'affilés</text:p>
          <text:p text:style-name="P2">saison 90-91 marqué par le drame Furiani lors de demi-finale coupe de france </text:p>
          <text:p text:style-name="P2">bastia vs om</text:p>
          <text:p text:style-name="P2">26 mai 1993, OM remporte la Coupe d'Europe des clubs champions face au grand AC Milan sur un but de basile boli (tjs le seul club français, d'où la phrase « A jamais les premiers ») et champions de France 3 jours après pour la 5ème fois d'affilée, mais titre retiré car Valenciennes assure d'avoir été victimes d'une tentative de corruption venant de l'OM</text:p>
        </text:list-item>
        <text:list-item>
          <text:p text:style-name="P2">1993 → 1996 : L'après Munich</text:p>
          <text:p text:style-name="P2">Affaire qui aura des conséquences, OM sera exclu la Ligue des Champions 93-94 par l'UEFA et ne participera pas à la supercoupe d'europe ainsi que la coupe intercontinentale</text:p>
          <text:p text:style-name="P2">Malgré ça OM finit quand même deuxième mais sera rétrograder en d2 à cause de l'affaire</text:p>
          <text:p text:style-name="P2">obligé de dégraisser des joueurs majeurs quittent le club</text:p>
          <text:p text:style-name="P2">94-95 1er de D2 mais la DNCG n'autorise pas le club à remonter en Ligue 1</text:p>
          <text:p text:style-name="P2">L'OM retrouvera enfin l'élite après deux années en deuxième division</text:p>
        </text:list-item>
        <text:list-item>
          <text:p text:style-name="P2"><text:soft-page-break/>1997 → 2016 : L'ère Louis-Dreyfus</text:p>
          <text:p text:style-name="P2">Au retour en Ligue1 le club est racheté par Robert Louis-Dreyfus alors patron d'adidas</text:p>
          <text:p text:style-name="P2">1ère année = termine 11ème</text:p>
          <text:p text:style-name="P2">remplace alors l'entraîneur actif par Rolland Courbis + recrutement ambitieux</text:p>
          <text:p text:style-name="P2">2ème = 4èmes</text:p>
          <text:p text:style-name="P2">Année suivante meilleure notamment avec arrivé Robert Pirès, 2èmes à 1 point de Bordeaux</text:p>
          <text:p text:style-name="P2">En 1999 OM perd en finale de la Coupe UEFA face à Parme</text:p>
          <text:p text:style-name="P2">Les années suivantes seront plus difficiles</text:p>
          <text:p text:style-name="P2">2004 = découverte de drogba (32 buts) marque les supporters, mais est remplacé en janvier 2004</text:p>
          <text:p text:style-name="P2">23 août 2005 remporte coupe Intertoto face à La Corogne</text:p>
        </text:list-item>
      </text:list>
      <text:p text:style-name="P1"/>
      <text:p text:style-name="P3">(Voir suite sur mon agenda)</text:p>
      <text:p text:style-name="P1"/>
      <text:p text:style-name="P1"><text:tab/>Saison 2017-2018 prometteuse :</text:p>
      <text:p text:style-name="P1"><text:tab/>1ère saison complète sous l'ère McCourt, grandes attentes</text:p>
      <text:p text:style-name="P1"><text:tab/>Thauvin explose 26buts TCC</text:p>
      <text:p text:style-name="P1"><text:tab/>Sur le podium pendant de nombreuses journées, mais finissent 4ème avec 77 <text:tab/>points (record de points pour un 4ème)</text:p>
      <text:p text:style-name="P1"><text:tab/>C'est surtt en Europa League que l'OM impressionne, éliminent en phases <text:tab/>finales Braga, Athlétic Bilbao, Leipzig et Salzbourg mais s'incline en final 3-0 <text:tab/>contre l'Athlético de Madrid</text:p>
      <text:p text:style-name="P1"/>
      <text:p text:style-name="P1"><text:tab/>Nouveau cycle avec Villas-Boas :</text:p>
      <text:p text:style-name="P1"><text:tab/>1ère saison sous l'ère McCourt est globalement un succès</text:p>
      <text:p text:style-name="P1"><text:tab/>saison 2018-2019 plus compliquée (éliminations précoces en Europa League, <text:tab/>coupe de France et 5ème de ligue 1)</text:p>
      <text:p text:style-name="P1"><text:tab/>28 Mai 2019, André Villas-Boas nommé coach de l'OM et dès sa première <text:tab/>saison finissent 2ème et retrouve la Champions League = un nouveau cycle du <text:tab/>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2-17T09:55:35</meta:creation-date>
    <meta:document-statistic meta:table-count="0" meta:image-count="0" meta:object-count="0" meta:page-count="3" meta:paragraph-count="76" meta:word-count="1035" meta:character-count="5810"/>
    <dc:date>2021-12-17T11:39:48</dc:date>
    <dc:creator>Jordan </dc:creator>
    <meta:editing-duration>PT26M14S</meta:editing-duration>
    <meta:editing-cycles>1</meta:editing-cycles>
    <meta:generator>OpenOffice/4.1.7$Unix OpenOffice.org_project/417m1$Build-9800</meta:generator>
  </office:meta>
</office:document-meta>
</file>